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35.81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202.9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character:pick:pathtobaron:mentor:ranger}</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SET:baronbarfight:true|}</text:p>
            <text:p/>
            <text:p>"I'll take care of {objPronoun}," you hear a voice say.{|GOTO:pathtobaron|}{|MTM1.2|}</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false</text:p>
          </table:table-cell>
          <table:table-cell office:value-type="string" calcext:value-type="string">
            <text:p>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true</text:p>
          </table:table-cell>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cabbard.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cabbard to your back with the sword inside. It's not going anywhere without you.</text:p>
            <text:p/>
            <text:p>You continue on your way to {location:goal:namewiththe}.</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4">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4">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8">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as well,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9">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0">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11">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11">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4">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9">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0">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6">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9">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9">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6">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8">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9">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6">00/00/0000</text:date>, <text:time style:data-style-name="N2" text:time-value="00:00:17.46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6T00:04:30.672000000</dc:date>
    <meta:editing-cycles>401</meta:editing-cycles>
    <meta:editing-duration>P7DT7H28M18S</meta:editing-duration>
    <meta:generator>LibreOffice/6.3.3.2$Windows_X86_64 LibreOffice_project/a64200df03143b798afd1ec74a12ab50359878ed</meta:generator>
    <meta:document-statistic meta:table-count="1" meta:cell-count="243" meta:object-count="0"/>
  </office:meta>
</office:document-meta>
</file>